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amento dos Imperfeitos<text:s text:c="3"/></text:span><text:span text:style-name="T2"><text:s text:c="5"/>(Fábio de Melo)</text:span></text:p>
      <text:p text:style-name="P1"><text:span text:style-name="T2">Não sou perfeito</text:span></text:p>
      <text:p text:style-name="P1"><text:span text:style-name="T2">Estou ainda sendo feito</text:span></text:p>
      <text:p text:style-name="P1"><text:span text:style-name="T2">E por ter muito defeito</text:span></text:p>
      <text:p text:style-name="P1"><text:span text:style-name="T2">Vivo em constante construção</text:span></text:p>
      <text:p text:style-name="P1"><text:span text:style-name="T2">Sou raro efeito</text:span></text:p>
      <text:p text:style-name="P1"><text:span text:style-name="T2">Não sou causa e a respeito</text:span></text:p>
      <text:p text:style-name="P1"><text:span text:style-name="T2">Da raiz que me fez fruto</text:span></text:p>
      <text:p text:style-name="P1"><text:span text:style-name="T2">Desfruto a divina condição</text:span></text:p>
      <text:p text:style-name="P1"><text:span text:style-name="T2">Em noites de céu apagado</text:span></text:p>
      <text:p text:style-name="P1"><text:span text:style-name="T2">Desenho as estrelas no chão</text:span></text:p>
      <text:p text:style-name="P1"><text:span text:style-name="T2">Em noites de céu estrelado</text:span></text:p>
      <text:p text:style-name="P1"><text:span text:style-name="T2">Eu pego as estrelas com a mão</text:span></text:p>
      <text:p text:style-name="P1"><text:span text:style-name="T2">E quando a agonia cruza a estrada</text:span></text:p>
      <text:p text:style-name="P1"><text:span text:style-name="T2">Eu peço pra Deus me dar Sua mão</text:span></text:p>
      <text:p text:style-name="P1"><text:span text:style-name="T2">Sou seresteiro</text:span></text:p>
      <text:p text:style-name="P1"><text:span text:style-name="T2">Sou poeta, sou romeiro</text:span></text:p>
      <text:p text:style-name="P1"><text:span text:style-name="T2">Com palavra, amor primeiro</text:span></text:p>
      <text:p text:style-name="P1"><text:span text:style-name="T2">Vou rabiscando o coração</text:span></text:p>
      <text:p text:style-name="P1"><text:span text:style-name="T2">Vou pela rua</text:span></text:p>
      <text:p text:style-name="P1"><text:span text:style-name="T2">Minha alma às vezes nua</text:span></text:p>
      <text:p text:style-name="P1"><text:span text:style-name="T2">De joelho peço ao tempo</text:span></text:p>
      <text:p text:style-name="P1"><text:span text:style-name="T2">A ponta do seu cobertor</text:span></text:p>
      <text:p text:style-name="P1"><text:span text:style-name="T2">Em noites de céu apagado</text:span></text:p>
      <text:p text:style-name="P1"><text:span text:style-name="T2">Desenho as estrelas no chão</text:span></text:p>
      <text:p text:style-name="P1"><text:span text:style-name="T2">Em noites de céu estrelado</text:span></text:p>
      <text:p text:style-name="P1"><text:span text:style-name="T2">Eu pego as estrelas com a mão</text:span></text:p>
      <text:p text:style-name="P1"><text:span text:style-name="T2">E quando a agonia cruza a estrada</text:span></text:p>
      <text:p text:style-name="P1"><text:span text:style-name="T2">Eu peço pra Deus me dar Sua mão</text:span></text:p>
      <text:p text:style-name="P1"><text:span text:style-name="T2">Vou pelo mundo</text:span></text:p>
      <text:p text:style-name="P1"><text:span text:style-name="T2">Cruzo estradas, num segundo</text:span></text:p>
      <text:p text:style-name="P1"><text:span text:style-name="T2">Mundo imenso, vasto e fundo</text:span></text:p>
      <text:p text:style-name="P1"><text:span text:style-name="T2">Todo alojado em meu olhar</text:span></text:p>
      <text:p text:style-name="P1"><text:span text:style-name="T2">Sou retirante</text:span></text:p>
      <text:p text:style-name="P1"><text:span text:style-name="T2">Sou, ao rio, semelhante</text:span></text:p>
      <text:p text:style-name="P1"><text:span text:style-name="T2">Se me barram, aprofundo</text:span></text:p>
      <text:p text:style-name="P1"><text:span text:style-name="T2">Depois vou buscar outro lugar</text:span></text:p>
      <text:p text:style-name="P1"><text:span text:style-name="T2">Em noites de céu apagado</text:span></text:p>
      <text:p text:style-name="P1"><text:span text:style-name="T2">Desenho as estrelas no chão</text:span></text:p>
      <text:p text:style-name="P1"><text:span text:style-name="T2">Em noites de céu estrelado</text:span></text:p>
      <text:p text:style-name="P1"><text:span text:style-name="T2">Eu pego as estrelas com a mão</text:span></text:p>
      <text:p text:style-name="P1"><text:span text:style-name="T2">E quando a agonia cruza a estrada</text:span></text:p>
      <text:p text:style-name="P1"><text:span text:style-name="T2">Eu peço pra Deus me dar Sua mão</text:span></text:p>
      <text:p text:style-name="P1"><text:span text:style-name="T2">Em noites de céu apagado</text:span></text:p>
      <text:p text:style-name="P1"><text:span text:style-name="T2">Desenho as estrelas no chão</text:span></text:p>
      <text:p text:style-name="P1"><text:span text:style-name="T2">Em noites de céu estrelado</text:span></text:p>
      <text:p text:style-name="P1"><text:span text:style-name="T2">Eu pego as estrelas com a mão</text:span></text:p>
      <text:p text:style-name="P1"><text:span text:style-name="T2">E quando a agonia cruza a estrada</text:span></text:p>
      <text:p text:style-name="P1"><text:span text:style-name="T2">Eu peço pra Deus me dar Sua mão</text:span></text:p>
      <text:p text:style-name="P1"><text:span text:style-name="T2">Em noites de céu apagado</text:span></text:p>
      <text:p text:style-name="P1"><text:span text:style-name="T2">Desenho as estrelas no chão</text:span></text:p>
      <text:p text:style-name="P1"><text:span text:style-name="T2">Em noites de céu estrelado</text:span></text:p>
      <text:p text:style-name="P1"><text:span text:style-name="T2">Eu pego as estrelas com a mão</text:span></text:p>
      <text:p text:style-name="P1"><text:span text:style-name="T2">E quando a agonia cruza a estrada</text:span></text:p>
      <text:p text:style-name="P1"><text:span text:style-name="T2">Eu peço pra Deus me dar</text:span></text:p>
      <text:p text:style-name="P1"><text:span text:style-name="T2">Sua mã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